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23c" officeooo:paragraph-rsid="0003723c"/>
    </style:style>
    <style:style style:name="P2" style:family="paragraph" style:parent-style-name="Standard">
      <style:text-properties officeooo:rsid="00040b7c" officeooo:paragraph-rsid="00040b7c"/>
    </style:style>
    <style:style style:name="P3" style:family="paragraph" style:parent-style-name="Standard">
      <style:text-properties officeooo:rsid="0005c4db" officeooo:paragraph-rsid="0005c4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3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ke <text:a xlink:type="simple" xlink:href="db:create">db:create</text:a> → create a new database</text:p>
      <text:p text:style-name="P1"/>
      <text:p text:style-name="P1">Create timestamp</text:p>
      <text:p text:style-name="P1">make a file with timestamp_name_of_what_you_are_doing (create one table per migration)</text:p>
      <text:p text:style-name="P1">def change → create tables (doctors and interns)</text:p>
      <text:p text:style-name="P1">migrate them</text:p>
      <text:p text:style-name="P1">create models</text:p>
      <text:p text:style-name="P1">ad database by using irb or with seeds</text:p>
      <text:p text:style-name="P1"/>
      <text:p text:style-name="P1">Migration:</text:p>
      <text:p text:style-name="P1"/>
      <text:p text:style-name="P1">class CreateIntern <text:s/>&lt; <text:s/>ActiveRecord::Migration</text:p>
      <text:p text:style-name="P1"><text:s text:c="4"/>def change</text:p>
      <text:p text:style-name="P1"><text:s text:c="8"/>create_table :interns do |t|</text:p>
      <text:p text:style-name="P1"><text:tab/>t.string :first_name</text:p>
      <text:p text:style-name="P1"><text:tab/>t.string :last_name</text:p>
      <text:p text:style-name="P1"><text:tab/>t.references :<text:span text:style-name="T1">doctor</text:span>, index: true, foreign_key: true</text:p>
      <text:p text:style-name="P1"><text:tab/>t.timestamps null: false</text:p>
      <text:p text:style-name="P1"><text:s text:c="8"/>end </text:p>
      <text:p text:style-name="P1"><text:s text:c="5"/>end </text:p>
      <text:p text:style-name="P1">end</text:p>
      <text:p text:style-name="P1"/>
      <text:p text:style-name="P1">references: koppelt binnen de intern class de intern aan het doctors-id</text:p>
      <text:p text:style-name="P2">De tabel die de references heeft, heeft de belongs to</text:p>
      <text:p text:style-name="P1">zoeken gaat in een database hetzelfde als in een boek. Je kijkt in de index, zoekt naar een doctor en ziet welke intern-id's eraan gekoppeld zijn. </text:p>
      <text:p text:style-name="P1"/>
      <text:p text:style-name="P1">Has_many → plural. Doctors has many interns</text:p>
      <text:p text:style-name="P1">Belongs_to → singular. Intern belongs to one doctor. </text:p>
      <text:p text:style-name="P1"/>
      <text:p text:style-name="P3">Instance.errors → geeft aan wat er fout is</text:p>
      <text:p text:style-name="P3">Daarna moet je nog .valid <text:span text:style-name="T2">aanroepen om te zien of het goed gewijzigd i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09:24:51.562385003</meta:creation-date>
    <dc:date>2016-02-09T10:22:20.437655400</dc:date>
    <meta:editing-duration>PT26M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50" meta:character-count="982" meta:non-whitespace-character-count="821"/>
  </office:meta>
</office:document-meta>
</file>